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fo:font-style="italic" style:text-underline-style="solid" style:text-underline-width="auto" style:text-underline-color="font-color" fo:font-weight="bold" officeooo:rsid="000910f3" officeooo:paragraph-rsid="000910f3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2a6099" loext:opacity="100%" fo:font-size="16pt" fo:font-style="normal" style:text-underline-style="none" fo:font-weight="normal" officeooo:rsid="000910f3" officeooo:paragraph-rsid="000910f3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2a6099" loext:opacity="100%" fo:font-size="14pt" fo:font-style="normal" style:text-underline-style="solid" style:text-underline-width="auto" style:text-underline-color="font-color" fo:font-weight="normal" officeooo:rsid="000910f3" officeooo:paragraph-rsid="000910f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2a6099" loext:opacity="100%" style:font-name="Liberation Serif1" fo:font-size="14pt" fo:font-style="normal" style:text-underline-style="solid" style:text-underline-width="auto" style:text-underline-color="font-color" fo:font-weight="normal" officeooo:rsid="000910f3" officeooo:paragraph-rsid="000910f3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910f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a784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30e6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3659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4f91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e0a3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c64b6" officeooo:paragraph-rsid="000c64b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3659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9d7e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a169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21897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6d63d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86203" officeooo:paragraph-rsid="0018620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910f3" officeooo:paragraph-rsid="000910f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6d63d" officeooo:paragraph-rsid="0016d63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6d63d" officeooo:paragraph-rsid="000910f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6d63d" officeooo:paragraph-rsid="0022325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130e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09678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659b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659b" officeooo:paragraph-rsid="0013659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659b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0e6e" officeooo:paragraph-rsid="000a784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0e6e" officeooo:paragraph-rsid="00130e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c64b6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18620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22d67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22325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9d7e1" officeooo:paragraph-rsid="0019d7e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9d7e1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58eb" officeooo:paragraph-rsid="0016d63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a1690" officeooo:paragraph-rsid="0016d63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a1690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font-style="normal" style:text-underline-style="none" fo:font-weight="normal" officeooo:rsid="001a1690" officeooo:paragraph-rsid="001a16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style="normal" style:text-underline-style="none" fo:font-weight="normal" officeooo:rsid="00218979" officeooo:paragraph-rsid="00218979" style:font-name-asian="NSimSun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Liberation Serif1" fo:font-size="12pt" fo:font-style="normal" style:text-underline-style="none" fo:font-weight="normal" officeooo:rsid="000c64b6" officeooo:paragraph-rsid="000c6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6d63d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282b6e" officeooo:paragraph-rsid="00282b6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a169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282b6e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21897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4f915" officeooo:paragraph-rsid="00282b6e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282b6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e0a3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style="normal" style:text-underline-style="none" fo:font-weight="normal" officeooo:rsid="00218979" officeooo:paragraph-rsid="00218979" style:font-name-asian="NSimSun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style="normal" style:text-underline-style="none" fo:font-weight="normal" officeooo:rsid="00218979" officeooo:paragraph-rsid="00282b6e" style:font-name-asian="NSimSun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86203" officeooo:paragraph-rsid="00282b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30e6e" officeooo:paragraph-rsid="00282b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a784a" officeooo:paragraph-rsid="00282b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109678" officeooo:paragraph-rsid="00282b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font-style="normal" style:text-underline-style="none" fo:font-weight="normal" officeooo:rsid="000910f3" officeooo:paragraph-rsid="00282b6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a784a" style:font-name-asian="Liberation Serif1" style:font-name-complex="Liberation Serif1"/>
    </style:style>
    <style:style style:name="T3" style:family="text">
      <style:text-properties style:font-name="Liberation Serif1" officeooo:rsid="000910f3" style:font-name-asian="Liberation Serif1" style:font-name-complex="Liberation Serif1"/>
    </style:style>
    <style:style style:name="T4" style:family="text">
      <style:text-properties style:font-name="Liberation Serif1" officeooo:rsid="00109678" style:font-name-asian="Liberation Serif1" style:font-name-complex="Liberation Serif1"/>
    </style:style>
    <style:style style:name="T5" style:family="text">
      <style:text-properties style:font-name="Liberation Serif1" officeooo:rsid="0011a975" style:font-name-asian="Liberation Serif1" style:font-name-complex="Liberation Serif1"/>
    </style:style>
    <style:style style:name="T6" style:family="text">
      <style:text-properties style:font-name="Liberation Serif1" officeooo:rsid="00130e6e" style:font-name-asian="Liberation Serif1" style:font-name-complex="Liberation Serif1"/>
    </style:style>
    <style:style style:name="T7" style:family="text">
      <style:text-properties style:font-name="Liberation Serif1" officeooo:rsid="0013659b" style:font-name-asian="Liberation Serif1" style:font-name-complex="Liberation Serif1"/>
    </style:style>
    <style:style style:name="T8" style:family="text">
      <style:text-properties style:font-name="Liberation Serif1" officeooo:rsid="0013c29e" style:font-name-asian="Liberation Serif1" style:font-name-complex="Liberation Serif1"/>
    </style:style>
    <style:style style:name="T9" style:family="text">
      <style:text-properties style:font-name="Liberation Serif1" officeooo:rsid="0016d63d" style:font-name-asian="Liberation Serif1" style:font-name-complex="Liberation Serif1"/>
    </style:style>
    <style:style style:name="T10" style:family="text">
      <style:text-properties style:font-name="Liberation Serif1" officeooo:rsid="001858eb" style:font-name-asian="Liberation Serif1" style:font-name-complex="Liberation Serif1"/>
    </style:style>
    <style:style style:name="T11" style:family="text">
      <style:text-properties style:font-name="Liberation Serif1" officeooo:rsid="00186203" style:font-name-asian="Liberation Serif1" style:font-name-complex="Liberation Serif1"/>
    </style:style>
    <style:style style:name="T12" style:family="text">
      <style:text-properties style:font-name="Liberation Serif1" officeooo:rsid="0019d7e1" style:font-name-asian="Liberation Serif1" style:font-name-complex="Liberation Serif1"/>
    </style:style>
    <style:style style:name="T13" style:family="text">
      <style:text-properties style:font-name="Liberation Serif1" officeooo:rsid="001a1690" style:font-name-asian="Liberation Serif1" style:font-name-complex="Liberation Serif1"/>
    </style:style>
    <style:style style:name="T14" style:family="text">
      <style:text-properties style:font-name="Liberation Serif1" officeooo:rsid="001e0a3d" style:font-name-asian="Liberation Serif1" style:font-name-complex="Liberation Serif1"/>
    </style:style>
    <style:style style:name="T15" style:family="text">
      <style:text-properties style:font-name="Liberation Serif1" officeooo:rsid="001e72db" style:font-name-asian="Liberation Serif1" style:font-name-complex="Liberation Serif1"/>
    </style:style>
    <style:style style:name="T16" style:family="text">
      <style:text-properties style:font-name="Liberation Serif1" officeooo:rsid="00268610" style:font-name-asian="Liberation Serif1" style:font-name-complex="Liberation Serif1"/>
    </style:style>
    <style:style style:name="T17" style:family="text">
      <style:text-properties style:font-name="Liberation Serif1" officeooo:rsid="00282b6e" style:font-name-asian="Liberation Serif1" style:font-name-complex="Liberation Serif1"/>
    </style:style>
    <style:style style:name="T18" style:family="text">
      <style:text-properties style:font-name="Liberation Serif" style:font-name-asian="NSimSun" style:font-name-complex="Arial"/>
    </style:style>
    <style:style style:name="T19" style:family="text">
      <style:text-properties style:font-name="Liberation Serif" officeooo:rsid="0016d63d" style:font-name-asian="NSimSun" style:font-name-complex="Arial"/>
    </style:style>
    <style:style style:name="T20" style:family="text">
      <style:text-properties style:font-name="Liberation Serif" officeooo:rsid="00218979" style:font-name-asian="NSimSun" style:font-name-complex="Arial"/>
    </style:style>
    <style:style style:name="T21" style:family="text">
      <style:text-properties style:font-name="Liberation Serif" officeooo:rsid="0022d7eb" style:font-name-asian="NSimSun" style:font-name-complex="Arial"/>
    </style:style>
    <style:style style:name="T22" style:family="text">
      <style:text-properties style:font-name="Liberation Serif" officeooo:rsid="00282b6e" style:font-name-asian="NSimSun" style:font-name-complex="Arial"/>
    </style:style>
    <style:style style:name="T23" style:family="text">
      <style:text-properties officeooo:rsid="0016d63d"/>
    </style:style>
    <style:style style:name="T24" style:family="text">
      <style:text-properties officeooo:rsid="001a1690"/>
    </style:style>
    <style:style style:name="T25" style:family="text">
      <style:text-properties officeooo:rsid="001bbbaa"/>
    </style:style>
    <style:style style:name="T26" style:family="text">
      <style:text-properties officeooo:rsid="001d13e3"/>
    </style:style>
    <style:style style:name="T27" style:family="text">
      <style:text-properties officeooo:rsid="001e0a3d"/>
    </style:style>
    <style:style style:name="T28" style:family="text">
      <style:text-properties officeooo:rsid="001e72db"/>
    </style:style>
    <style:style style:name="T29" style:family="text">
      <style:text-properties officeooo:rsid="001fb397"/>
    </style:style>
    <style:style style:name="T30" style:family="text">
      <style:text-properties officeooo:rsid="00223257"/>
    </style:style>
    <style:style style:name="T31" style:family="text">
      <style:text-properties officeooo:rsid="0022d67e"/>
    </style:style>
    <style:style style:name="T32" style:family="text">
      <style:text-properties officeooo:rsid="00266ac7"/>
    </style:style>
    <style:style style:name="T33" style:family="text">
      <style:text-properties officeooo:rsid="00268610"/>
    </style:style>
    <style:style style:name="T34" style:family="text">
      <style:text-properties officeooo:rsid="00282b6e"/>
    </style:style>
    <style:style style:name="T35" style:family="text">
      <style:text-properties officeooo:rsid="0029c0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e Nim</text:p>
      <text:p text:style-name="P2"/>
      <text:p text:style-name="P3">Programme principal :</text:p>
      <text:p text:style-name="P5"><text:tab/>Utilitaire :</text:p>
      <text:p text:style-name="P5"><text:tab/><text:tab/>choix : caractère</text:p>
      <text:p text:style-name="P5"><text:tab/>Début</text:p>
      <text:p text:style-name="P5"><text:tab/><text:tab/>Faire</text:p>
      <text:p text:style-name="P53"><text:tab/><text:tab/><text:tab/><text:span text:style-name="T20">Écrire</text:span><text:span text:style-name="T1"> «\nChoisissez une option : »</text:span></text:p>
      <text:p text:style-name="P53"><text:tab/><text:tab/><text:tab/><text:span text:style-name="T20">Écrire</text:span> «\n\tN – Jeu de Nim »</text:p>
      <text:p text:style-name="P53"><text:tab/><text:tab/><text:tab/><text:span text:style-name="T20">Écrire</text:span> «\n\tQ – Quitter »</text:p>
      <text:p text:style-name="P10"><text:tab/><text:tab/><text:tab/>Lire choix</text:p>
      <text:p text:style-name="P10"><text:tab/><text:tab/><text:tab/><text:span text:style-name="T35">S</text:span>i choix = ‘N’ OU choix = ‘n’</text:p>
      <text:p text:style-name="P10"><text:tab/><text:tab/><text:tab/><text:tab/>j<text:span text:style-name="T23">ouerJeuDeNim</text:span></text:p>
      <text:p text:style-name="P10"><text:span text:style-name="T1"><text:tab/><text:tab/><text:tab/>FinSi</text:span></text:p>
      <text:p text:style-name="P5"><text:tab/><text:tab/>TantQue choix <text:span text:style-name="T1">≠</text:span><text:span text:style-name="T18"> ‘Q’ OU choix </text:span><text:span text:style-name="T1">≠ ‘q’</text:span></text:p>
      <text:p text:style-name="P19"><text:tab/>Fin</text:p>
      <text:p text:style-name="P19"/>
      <text:p text:style-name="P4">Fonctions :</text:p>
      <text:p text:style-name="P21"/>
      <text:p text:style-name="P19">FON<text:span text:style-name="T32">C</text:span>TION recupererPseudoJoueurs</text:p>
      <text:p text:style-name="P19"><text:tab/>Entrées :</text:p>
      <text:p text:style-name="P19"><text:tab/><text:tab/>joueur1, joueur2 : chaines de caractères</text:p>
      <text:p text:style-name="P19"><text:tab/>Début</text:p>
      <text:p text:style-name="P61"><text:tab/><text:tab/><text:span text:style-name="T20">Écrire</text:span> «\nDonner les pseudo des joueurs : »</text:p>
      <text:p text:style-name="P61"><text:tab/><text:tab/><text:span text:style-name="T20">Écrire</text:span> «\nPseudo joueur 1 : »</text:p>
      <text:p text:style-name="P19"><text:tab/><text:tab/>Lire joueur1</text:p>
      <text:p text:style-name="P61"><text:tab/><text:tab/><text:span text:style-name="T20">Écrire</text:span> «Pseudo joueur 2 : »</text:p>
      <text:p text:style-name="P19"><text:tab/><text:tab/>Lire joueur2</text:p>
      <text:p text:style-name="P19"><text:tab/>Fin</text:p>
      <text:p text:style-name="P19"/>
      <text:p text:style-name="P19">FONCTION afficherRectangleJeu</text:p>
      <text:p text:style-name="P5"><text:span text:style-name="T1"><text:tab/></text:span><text:span text:style-name="T6">Entrée :</text:span></text:p>
      <text:p text:style-name="P5"><text:span text:style-name="T6"><text:tab/><text:tab/>tabBatonnets : tableau d’</text:span><text:span text:style-name="T8">entiers</text:span><text:span text:style-name="T6"> à deux dimensions</text:span></text:p>
      <text:p text:style-name="P19"><text:tab/>Utilitaires :</text:p>
      <text:p text:style-name="P5"><text:span text:style-name="T1"><text:tab/><text:tab/>i, j, </text:span><text:span text:style-name="T6">numBatonnet, k</text:span><text:span text:style-name="T1"> : entiers</text:span></text:p>
      <text:p text:style-name="P5"><text:span text:style-name="T1"><text:tab/></text:span><text:span text:style-name="T2">Début</text:span></text:p>
      <text:p text:style-name="P5"><text:span text:style-name="T2"><text:tab/><text:tab/></text:span><text:span text:style-name="T6">numBatonnet ← 0</text:span></text:p>
      <text:p text:style-name="P23"><text:tab/><text:tab/>Pour i allant de 1 à 12 par pas de 1</text:p>
      <text:p text:style-name="P59"><text:tab/><text:tab/><text:tab/><text:span text:style-name="T20">Écrire</text:span> ‘\t’</text:p>
      <text:p text:style-name="P9"><text:span text:style-name="T2"><text:tab/><text:tab/><text:tab/></text:span><text:span text:style-name="T6">numBatonnet ← 0</text:span></text:p>
      <text:p text:style-name="P5"><text:span text:style-name="T2"><text:tab/><text:tab/><text:tab/>Pour j allant de 1 à </text:span><text:span text:style-name="T5">43</text:span><text:span text:style-name="T2"> par pas de 1<text:tab/><text:tab/><text:tab/><text:tab/></text:span></text:p>
      <text:p text:style-name="P24"><text:tab/><text:tab/><text:tab/><text:tab/>Si i = 1 OU i = 12</text:p>
      <text:p text:style-name="P59"><text:tab/><text:tab/><text:tab/><text:tab/><text:tab/><text:span text:style-name="T20">Écrire</text:span> ‘=’</text:p>
      <text:p text:style-name="P24"><text:tab/><text:tab/><text:tab/><text:tab/>FinSi</text:p>
      <text:p text:style-name="P24"><text:tab/><text:tab/><text:tab/><text:tab/>Sinon</text:p>
      <text:p text:style-name="P24"><text:tab/><text:tab/><text:tab/><text:tab/><text:tab/>Si j = 1 OU j = 62</text:p>
      <text:p text:style-name="P59"><text:tab/><text:tab/><text:tab/><text:tab/><text:tab/><text:tab/><text:span text:style-name="T20">Écrire</text:span> ‘|’</text:p>
      <text:p text:style-name="P24"><text:tab/><text:tab/><text:tab/><text:tab/><text:tab/>FinSi</text:p>
      <text:p text:style-name="P24"><text:tab/><text:tab/><text:tab/><text:tab/><text:tab/>Sinon</text:p>
      <text:p text:style-name="P6"><text:span text:style-name="T2"><text:tab/><text:tab/><text:tab/><text:tab/><text:tab/><text:tab/></text:span><text:span text:style-name="T4">Si j%2 = 0</text:span></text:p>
      <text:p text:style-name="P60"><text:tab/><text:tab/><text:tab/><text:tab/><text:tab/><text:tab/><text:tab/><text:span text:style-name="T20">Écrire</text:span> ‘ ’</text:p>
      <text:p text:style-name="P26"><text:soft-page-break/><text:tab/><text:tab/><text:tab/><text:tab/><text:tab/><text:tab/>FinSi</text:p>
      <text:p text:style-name="P26"><text:tab/><text:tab/><text:tab/><text:tab/><text:tab/><text:tab/>Sinon</text:p>
      <text:p text:style-name="P6"><text:span text:style-name="T4"><text:tab/><text:tab/><text:tab/><text:tab/><text:tab/><text:tab/><text:tab/></text:span><text:span text:style-name="T6">Si tabBatonnets[</text:span><text:span text:style-name="T15">1</text:span><text:span text:style-name="T6">][numBatonnet] = 1</text:span></text:p>
      <text:p text:style-name="P60"><text:tab/><text:tab/><text:tab/><text:tab/><text:tab/><text:tab/><text:tab/><text:tab/><text:span text:style-name="T20">Écrire</text:span> 219</text:p>
      <text:p text:style-name="P6"><text:span text:style-name="T4"><text:tab/><text:tab/><text:tab/><text:tab/><text:tab/><text:tab/><text:tab/><text:tab/></text:span><text:span text:style-name="T6">numBatonnet ← numBatonnet + 1</text:span></text:p>
      <text:p text:style-name="P6"><text:span text:style-name="T4"><text:tab/><text:tab/><text:tab/><text:tab/><text:tab/><text:tab/><text:tab/></text:span><text:span text:style-name="T6">FinSi</text:span></text:p>
      <text:p text:style-name="P6"><text:span text:style-name="T6"><text:tab/><text:tab/><text:tab/><text:tab/><text:tab/><text:tab/><text:tab/></text:span><text:span text:style-name="T7">Sinon</text:span></text:p>
      <text:p text:style-name="P53"><text:span text:style-name="T7"><text:tab/><text:tab/><text:tab/><text:tab/><text:tab/><text:tab/><text:tab/><text:tab/></text:span><text:span text:style-name="T20">Écrire</text:span><text:span text:style-name="T4"> ‘ ’</text:span></text:p>
      <text:p text:style-name="P8"><text:span text:style-name="T4"><text:tab/><text:tab/><text:tab/><text:tab/><text:tab/><text:tab/><text:tab/><text:tab/></text:span><text:span text:style-name="T6">numBatonnet ← numBatonnet + 1</text:span></text:p>
      <text:p text:style-name="P27"><text:tab/><text:tab/><text:tab/><text:tab/><text:tab/><text:tab/><text:tab/>FinSinon</text:p>
      <text:p text:style-name="P26"><text:tab/><text:tab/><text:tab/><text:tab/><text:tab/><text:tab/>FinSinon</text:p>
      <text:p text:style-name="P24"><text:tab/><text:tab/><text:tab/><text:tab/><text:tab/>FinSinon</text:p>
      <text:p text:style-name="P25"><text:tab/><text:tab/><text:tab/><text:tab/>FinSinon<text:tab/><text:tab/><text:tab/></text:p>
      <text:p text:style-name="P23"><text:tab/><text:tab/><text:tab/>FinPour</text:p>
      <text:p text:style-name="P59"><text:tab/><text:tab/><text:tab/><text:span text:style-name="T20">Écrire</text:span> ‘\n’</text:p>
      <text:p text:style-name="P24"><text:tab/><text:tab/>FinPour</text:p>
      <text:p text:style-name="P53"><text:span text:style-name="T2"><text:tab/><text:tab/></text:span><text:span text:style-name="T20">Écrire</text:span><text:span text:style-name="T6"> ‘\n\t’</text:span></text:p>
      <text:p text:style-name="P30"><text:tab/><text:tab/>k ← 1</text:p>
      <text:p text:style-name="P30"><text:tab/><text:tab/>numBatonnet ← 0</text:p>
      <text:p text:style-name="P52"><text:span text:style-name="T6"><text:tab/><text:tab/></text:span><text:span text:style-name="T20">Écrire</text:span><text:span text:style-name="T1"> «\t »</text:span></text:p>
      <text:p text:style-name="P30"><text:tab/><text:tab/>Faire</text:p>
      <text:p text:style-name="P30"><text:tab/><text:tab/><text:tab/>Si k%2 = 0</text:p>
      <text:p text:style-name="P30"><text:tab/><text:tab/><text:tab/><text:tab/>k ← k + 1</text:p>
      <text:p text:style-name="P30"><text:tab/><text:tab/><text:tab/>FinSi</text:p>
      <text:p text:style-name="P30"><text:tab/><text:tab/><text:tab/>Sinon</text:p>
      <text:p text:style-name="P7"><text:span text:style-name="T6"><text:tab/><text:tab/><text:tab/><text:tab/>Si k </text:span><text:span text:style-name="T1">≠ </text:span><text:span text:style-name="T6">1</text:span></text:p>
      <text:p text:style-name="P58"><text:tab/><text:tab/><text:tab/><text:tab/><text:tab/><text:span text:style-name="T20">Écrire</text:span> tabBatonnets[<text:span text:style-name="T28">2</text:span>][numBatonnet]</text:p>
      <text:p text:style-name="P31"><text:tab/><text:tab/><text:tab/><text:tab/><text:tab/>numBatonnet ← numBatonnet + 1</text:p>
      <text:p text:style-name="P31"><text:tab/><text:tab/><text:tab/><text:tab/>FinSi</text:p>
      <text:p text:style-name="P31"><text:tab/><text:tab/><text:tab/><text:tab/>k ← k + 1</text:p>
      <text:p text:style-name="P30"><text:tab/><text:tab/><text:tab/>FinSinon</text:p>
      <text:p text:style-name="P30"><text:tab/><text:tab/>TanQue k &lt; 43</text:p>
      <text:p text:style-name="P24"><text:tab/>Fin</text:p>
      <text:p text:style-name="P24"/>
      <text:p text:style-name="P12"><text:span text:style-name="T2">F</text:span><text:span text:style-name="T1">ONCTION initialiserTableauBatonnets</text:span></text:p>
      <text:p text:style-name="P28"><text:tab/>Entrée :</text:p>
      <text:p text:style-name="P12"><text:span text:style-name="T1"><text:tab/><text:tab/></text:span><text:span text:style-name="T6">tabBatonnets : tableau d’</text:span><text:span text:style-name="T8">entiers</text:span><text:span text:style-name="T6"> à deux dimensions</text:span></text:p>
      <text:p text:style-name="P12"><text:span text:style-name="T6"><text:tab/></text:span><text:span text:style-name="T1">Utilitaires :</text:span></text:p>
      <text:p text:style-name="P11"><text:span text:style-name="T1"><text:tab/><text:tab/></text:span><text:span text:style-name="T7">i : entier</text:span></text:p>
      <text:p text:style-name="P29"><text:tab/>Début</text:p>
      <text:p text:style-name="P29"><text:tab/><text:tab/>Pour i allant de 1 à 20 par pas de 1</text:p>
      <text:p text:style-name="P29"><text:tab/><text:tab/><text:tab/>tabBatonnets[<text:span text:style-name="T28">1</text:span>][<text:span text:style-name="T28">i</text:span>] ← 1</text:p>
      <text:p text:style-name="P11"><text:span text:style-name="T7"><text:tab/><text:tab/><text:tab/>tabBatonnets[</text:span><text:span text:style-name="T15">2</text:span><text:span text:style-name="T7">][</text:span><text:span text:style-name="T15">i</text:span><text:span text:style-name="T7">] ← </text:span><text:span text:style-name="T8">64 + i</text:span></text:p>
      <text:p text:style-name="P29"><text:tab/><text:tab/>FinPour</text:p>
      <text:p text:style-name="P29"><text:tab/>Fin</text:p>
      <text:p text:style-name="P32"/>
      <text:p text:style-name="P32"/>
      <text:p text:style-name="P45"><text:span text:style-name="T23">FONCTION jouerJeuDeNim</text:span></text:p>
      <text:p text:style-name="P20"><text:tab/>Utilitaires :</text:p>
      <text:p text:style-name="P17"><text:span text:style-name="T1"><text:tab/><text:tab/></text:span><text:span text:style-name="T6">tabBatonnets : tableau d’</text:span><text:span text:style-name="T8">entiers</text:span><text:span text:style-name="T6"> à deux dimensions </text:span><text:span text:style-name="T1">(2 et 20) </text:span></text:p>
      <text:p text:style-name="P17"><text:span text:style-name="T6"><text:tab/><text:tab/></text:span><text:span text:style-name="T3">joueur1, joueur2 : chaines de caractères</text:span></text:p>
      <text:p text:style-name="P17"><text:span text:style-name="T3"><text:tab/><text:tab/></text:span><text:span text:style-name="T1">nbBatonnets, </text:span><text:span text:style-name="T10">nbCoups, </text:span><text:span text:style-name="T11">nbSupprime</text:span><text:span text:style-name="T12">s </text:span><text:span text:style-name="T1">: entier</text:span></text:p>
      <text:p text:style-name="P17"><text:span text:style-name="T1"><text:tab/><text:tab/></text:span><text:span text:style-name="T11">lettreBatonnet : caractère</text:span></text:p>
      <text:p text:style-name="P17"><text:span text:style-name="T11"><text:tab/><text:tab/></text:span><text:span text:style-name="T16">fichier</text:span></text:p>
      <text:p text:style-name="P47"><text:span text:style-name="T16"><text:tab/><text:tab/></text:span><text:span text:style-name="T1">date</text:span></text:p>
      <text:p text:style-name="P17"><text:span text:style-name="T3"><text:tab/></text:span><text:span text:style-name="T1">Début</text:span></text:p>
      <text:p text:style-name="P17"><text:span text:style-name="T1"><text:tab/><text:tab/></text:span><text:span text:style-name="T3">recupererPseudoJoueurs</text:span><text:span text:style-name="T1">( </text:span><text:span text:style-name="T3">joueur1, joueur2</text:span><text:span text:style-name="T1">)</text:span></text:p>
      <text:p text:style-name="P13"><text:span text:style-name="T1"><text:tab/><text:tab/>initialiserTableauBatonnets</text:span><text:span text:style-name="T9">(</text:span><text:span text:style-name="T6">tabBatonnets</text:span><text:span text:style-name="T9">)</text:span></text:p>
      <text:p text:style-name="P20"><text:tab/><text:tab/>nbBatonnets ← 20</text:p>
      <text:p text:style-name="P13"><text:span text:style-name="T9"><text:tab/><text:tab/></text:span><text:span text:style-name="T10">nbCoups ← 0</text:span></text:p>
      <text:p text:style-name="P13"><text:span text:style-name="T10"><text:tab/><text:tab/></text:span><text:span text:style-name="T17">date ← Récupérer la date local</text:span></text:p>
      <text:p text:style-name="P13"><text:span text:style-name="T10"><text:tab/><text:tab/></text:span><text:span text:style-name="T17">fichier ← O</text:span><text:span text:style-name="T16">uverture fichier</text:span></text:p>
      <text:p text:style-name="P50"><text:span text:style-name="T16"><text:tab/><text:tab/></text:span><text:span text:style-name="T20">Écrire</text:span><text:span text:style-name="T17"> dans le fichier la date et les pseudo des joueurs</text:span></text:p>
      <text:p text:style-name="P50"><text:span text:style-name="T17"><text:tab/><text:tab/></text:span><text:span text:style-name="T20">Écrire</text:span><text:span text:style-name="T17"> dans le fichier «Début de la partie du jeu de Nim»</text:span></text:p>
      <text:p text:style-name="P20"><text:tab/><text:tab/>Faire</text:p>
      <text:p text:style-name="P20"><text:tab/><text:tab/><text:tab/><text:span text:style-name="T26">finJeu ← 0</text:span></text:p>
      <text:p text:style-name="P13"><text:span text:style-name="T9"><text:tab/><text:tab/><text:tab/></text:span><text:span text:style-name="T10">Si nbCoups%2 = 0</text:span></text:p>
      <text:p text:style-name="P13"><text:span text:style-name="T10"><text:tab/><text:tab/><text:tab/><text:tab/></text:span><text:span text:style-name="T13">possibilite ← 0</text:span></text:p>
      <text:p text:style-name="P41"><text:tab/><text:tab/><text:tab/><text:tab/>Faire</text:p>
      <text:p text:style-name="P15"><text:span text:style-name="T13"><text:tab/><text:tab/><text:tab/><text:tab/><text:tab/></text:span><text:span text:style-name="T3">afficherRectangleJeu</text:span><text:span text:style-name="T11">(</text:span><text:span text:style-name="T6">tabBatonnets</text:span><text:span text:style-name="T11">)</text:span></text:p>
      <text:p text:style-name="P57"><text:tab/><text:tab/><text:tab/><text:tab/><text:tab/><text:span text:style-name="T20">Écrire</text:span> «Joueur : » + joueur1 + « à vous de jouer»</text:p>
      <text:p text:style-name="P57"><text:tab/><text:tab/><text:tab/><text:tab/><text:tab/><text:span text:style-name="T20">Écrire</text:span> «\n<text:span text:style-name="T29">Combien</text:span> de bâtonnets à supprimer : »</text:p>
      <text:p text:style-name="P15"><text:span text:style-name="T11"><text:tab/><text:tab/><text:tab/><text:tab/><text:tab/>Lire nbSupprime</text:span><text:span text:style-name="T12">s</text:span></text:p>
      <text:p text:style-name="P57"><text:tab/><text:tab/><text:tab/><text:tab/><text:tab/><text:span text:style-name="T20">Écrire</text:span> «A partir de quel bâtonnet ? »</text:p>
      <text:p text:style-name="P34"><text:tab/><text:tab/><text:tab/><text:tab/><text:tab/>Lire lettreBatonne<text:span text:style-name="T24">t</text:span></text:p>
      <text:p text:style-name="P37"><text:span text:style-name="T13"><text:tab/><text:tab/><text:tab/><text:tab/><text:tab/></text:span><text:span text:style-name="T24">possibilite ← verifierPossibiliteCoups(tabBatonnets, lettreBatonnet, nbSupprimes)</text:span></text:p>
      <text:p text:style-name="P15"><text:span text:style-name="T13"><text:tab/><text:tab/><text:tab/><text:tab/>TantQue possibilte </text:span><text:span text:style-name="T3">≠ </text:span><text:span text:style-name="T13">1</text:span></text:p>
      <text:p text:style-name="P50"><text:span text:style-name="T13"><text:tab/><text:tab/><text:tab/><text:tab/></text:span><text:span text:style-name="T20">Écrire</text:span><text:span text:style-name="T17"> dans le fichier joueur1 + «a supprimé » + nbSupprimes + « batonnets a partir du batonnet » + lettreBatonnet</text:span></text:p>
      <text:p text:style-name="P38"><text:tab/><text:tab/><text:tab/><text:tab/>nbBatonnets ← nbBatonnets - nbSupprimes</text:p>
      <text:p text:style-name="P14"><text:span text:style-name="T12"><text:tab/><text:tab/><text:tab/><text:tab/></text:span><text:span text:style-name="T10">nbCoups ← <text:s/>nbCoups </text:span><text:span text:style-name="T11">+ 1</text:span><text:span text:style-name="T10"><text:tab/><text:tab/><text:tab/></text:span></text:p>
      <text:p text:style-name="P40"><text:tab/><text:tab/><text:tab/>FinSi</text:p>
      <text:p text:style-name="P13"><text:span text:style-name="T9"><text:tab/><text:tab/><text:tab/></text:span><text:span text:style-name="T10">Sinon</text:span></text:p>
      <text:p text:style-name="P15"><text:span text:style-name="T10"><text:tab/><text:tab/><text:tab/><text:tab/></text:span><text:span text:style-name="T13">possibilite ← 0</text:span></text:p>
      <text:p text:style-name="P42"><text:tab/><text:tab/><text:tab/><text:tab/>Faire</text:p>
      <text:p text:style-name="P15"><text:span text:style-name="T13"><text:tab/><text:tab/><text:tab/><text:tab/><text:tab/></text:span><text:span text:style-name="T3">afficherRectangleJeu</text:span><text:span text:style-name="T11">(</text:span><text:span text:style-name="T6">tabBatonnets</text:span><text:span text:style-name="T11">)</text:span></text:p>
      <text:p text:style-name="P57"><text:tab/><text:tab/><text:tab/><text:tab/><text:tab/><text:span text:style-name="T20">Écrire</text:span> «Joueur : » + joueur<text:span text:style-name="T24">2</text:span> + « à vous de jouer»</text:p>
      <text:p text:style-name="P57"><text:tab/><text:tab/><text:tab/><text:tab/><text:tab/><text:span text:style-name="T20">Écrire</text:span> «\n<text:span text:style-name="T29">Combien</text:span> de bâtonnets à supprimer : »</text:p>
      <text:p text:style-name="P15"><text:span text:style-name="T11"><text:tab/><text:tab/><text:tab/><text:tab/><text:tab/>Lire nbSupprime</text:span><text:span text:style-name="T12">s</text:span></text:p>
      <text:p text:style-name="P57"><text:tab/><text:tab/><text:tab/><text:tab/><text:tab/><text:span text:style-name="T20">Écrire</text:span> «A partir de quel bâtonnet ? »</text:p>
      <text:p text:style-name="P34"><text:tab/><text:tab/><text:tab/><text:tab/><text:tab/>Lire lettreBatonne<text:span text:style-name="T24">t</text:span></text:p>
      <text:p text:style-name="P43"><text:tab/><text:tab/><text:tab/><text:tab/><text:tab/>possibilite ← verifierPossibiliteCoups(tabBatonnets, lettreBatonnet, nbSupprimes)</text:p>
      <text:p text:style-name="P15"><text:span text:style-name="T13"><text:tab/><text:tab/><text:tab/><text:tab/>TantQue possibilte </text:span><text:span text:style-name="T3">≠ </text:span><text:span text:style-name="T13">1</text:span></text:p>
      <text:p text:style-name="P50"><text:span text:style-name="T17"><text:tab/><text:tab/><text:tab/><text:tab/></text:span><text:span text:style-name="T20">Écrire</text:span><text:span text:style-name="T17"> dans le fichier joueur2 + «a supprimé » + nbSupprimes + « batonnets a partir du batonnet » + lettreBatonnet</text:span></text:p>
      <text:p text:style-name="P39"><text:tab/><text:tab/><text:tab/><text:tab/>nbBatonnets ← nbBatonnets - nbSupprimes</text:p>
      <text:p text:style-name="P15"><text:span text:style-name="T12"><text:tab/><text:tab/><text:tab/><text:tab/></text:span><text:span text:style-name="T10">nbCoups ← <text:s/>nbCoups </text:span><text:span text:style-name="T11">+ 1</text:span><text:span text:style-name="T10"><text:tab/></text:span></text:p>
      <text:p text:style-name="P40"><text:soft-page-break/><text:tab/><text:tab/><text:tab/>FinSinon</text:p>
      <text:p text:style-name="P16"><text:span text:style-name="T9"><text:tab/><text:tab/>TantQue nbBatonnets </text:span><text:span text:style-name="T3">&gt;</text:span><text:span text:style-name="T13"> </text:span><text:span text:style-name="T19">0</text:span></text:p>
      <text:p text:style-name="P16"><text:span text:style-name="T19"><text:tab/><text:tab/></text:span><text:span text:style-name="T20">Si nbCoups%2 = 0</text:span></text:p>
      <text:p text:style-name="P50"><text:span text:style-name="T20"><text:tab/><text:tab/><text:tab/>Écrire «\n» + joueur</text:span><text:span text:style-name="T21">2</text:span><text:span text:style-name="T20"> + «a perdu»</text:span></text:p>
      <text:p text:style-name="P50"><text:span text:style-name="T20"><text:tab/><text:tab/><text:tab/>Écrire </text:span><text:span text:style-name="T9"><text:tab/></text:span><text:span text:style-name="T20">«\n» + joueur</text:span><text:span text:style-name="T21">1</text:span><text:span text:style-name="T20"> + «a gagné»</text:span></text:p>
      <text:p text:style-name="P50"><text:span text:style-name="T20"><text:tab/><text:tab/><text:tab/>Écrire</text:span><text:span text:style-name="T22"> dans le fichier joueur1 + « a gagne mais » + joueur2 + « a malheureusement perdu»</text:span></text:p>
      <text:p text:style-name="P44"><text:tab/><text:tab/>FinSi</text:p>
      <text:p text:style-name="P44"><text:tab/><text:tab/>Sinon</text:p>
      <text:p text:style-name="P50"><text:span text:style-name="T20"><text:tab/><text:tab/><text:tab/>Écrire «\n» + joueur</text:span><text:span text:style-name="T21">1</text:span><text:span text:style-name="T20"> + «a perdu»</text:span></text:p>
      <text:p text:style-name="P16"><text:span text:style-name="T20"><text:tab/><text:tab/><text:tab/>Écrire </text:span><text:span text:style-name="T9"><text:tab/></text:span><text:span text:style-name="T20">«\n» + joueur2 + «a gagné»</text:span></text:p>
      <text:p text:style-name="P50"><text:span text:style-name="T20"><text:tab/><text:tab/><text:tab/>Écrire</text:span><text:span text:style-name="T22"> dans le fichier joueur2 + « a gagne mais » + joueur1 + « a malheureusement perdu»</text:span></text:p>
      <text:p text:style-name="P44"><text:tab/><text:tab/>FinSinon</text:p>
      <text:p text:style-name="P56"><text:tab/><text:tab/>Écrire<text:span text:style-name="T34"> dans le fichier «Fin de la partie»</text:span></text:p>
      <text:p text:style-name="P44"><text:tab/><text:tab/><text:span text:style-name="T33">fermeture fichier</text:span><text:span text:style-name="T9"><text:tab/><text:tab/></text:span></text:p>
      <text:p text:style-name="P20"><text:tab/>Fin</text:p>
      <text:p text:style-name="P20"/>
      <text:p text:style-name="P20">FONCTION supprimerBatonnetsPris</text:p>
      <text:p text:style-name="P20"><text:tab/>Entrées :</text:p>
      <text:p text:style-name="P20"><text:tab/><text:tab/>tabBatonnets : tableau d’entiers à 2 dimensions</text:p>
      <text:p text:style-name="P20"><text:tab/><text:tab/>nbSupprimes, positionBatonnet : entier</text:p>
      <text:p text:style-name="P20"><text:tab/>Utilitaires :</text:p>
      <text:p text:style-name="P20"><text:tab/><text:tab/>i : entier</text:p>
      <text:p text:style-name="P20"><text:tab/>Début</text:p>
      <text:p text:style-name="P20"><text:tab/><text:tab/>Pour i allant de 1 à nbSupprimes par pas de 1</text:p>
      <text:p text:style-name="P20"><text:tab/><text:tab/><text:tab/>tabBatonnets[<text:span text:style-name="T30">1</text:span>][positionBatonnet + i] ← 0</text:p>
      <text:p text:style-name="P20"><text:tab/><text:tab/>FinPour</text:p>
      <text:p text:style-name="P22"><text:tab/>Fin</text:p>
      <text:p text:style-name="P22"/>
      <text:p text:style-name="P36">entier FONCTION verifierPossibiliteCoups</text:p>
      <text:p text:style-name="P33"><text:tab/>Entrées :</text:p>
      <text:p text:style-name="P18"><text:span text:style-name="T1"><text:tab/><text:tab/></text:span><text:span text:style-name="T6">tabBatonnets : tableau d’</text:span><text:span text:style-name="T8">entiers</text:span><text:span text:style-name="T6"> à deux dimensions</text:span></text:p>
      <text:p text:style-name="P33"><text:tab/><text:tab/>lettreBatonnet : caractère</text:p>
      <text:p text:style-name="P33"><text:tab/><text:tab/>nbBatonnets : entier</text:p>
      <text:p text:style-name="P33"><text:tab/>Utilitaires :</text:p>
      <text:p text:style-name="P33"><text:tab/><text:tab/>i, possibilite, <text:span text:style-name="T26">positionBatonnet</text:span> : entier</text:p>
      <text:p text:style-name="P33"><text:tab/>Début</text:p>
      <text:p text:style-name="P33"><text:tab/><text:tab/>possibilte ← 0</text:p>
      <text:p text:style-name="P33"><text:tab/><text:tab/><text:span text:style-name="T26">Pour i allant de 1 à 20 par pas de 1</text:span></text:p>
      <text:p text:style-name="P33"><text:tab/><text:tab/><text:tab/><text:span text:style-name="T26">Si tab[</text:span><text:span text:style-name="T30">2</text:span><text:span text:style-name="T26">][</text:span><text:span text:style-name="T30">i</text:span><text:span text:style-name="T26">] = lettreBatonnet</text:span></text:p>
      <text:p text:style-name="P33"><text:tab/><text:tab/><text:tab/><text:tab/><text:span text:style-name="T26">i ← positionBatonnet</text:span></text:p>
      <text:p text:style-name="P33"><text:tab/><text:tab/><text:tab/><text:span text:style-name="T26">FinSi</text:span></text:p>
      <text:p text:style-name="P33"><text:tab/><text:tab/><text:span text:style-name="T26">FinPour</text:span></text:p>
      <text:p text:style-name="P33"><text:tab/><text:tab/><text:span text:style-name="T26">Pour i allant de 1 à nbBatonnets par pas de 1</text:span></text:p>
      <text:p text:style-name="P33"><text:tab/><text:tab/><text:tab/><text:span text:style-name="T26">Si tabBatonnets[</text:span><text:span text:style-name="T30">1</text:span><text:span text:style-name="T26">][</text:span><text:span text:style-name="T28">positionBonnet + </text:span><text:span text:style-name="T26">i] = 1</text:span></text:p>
      <text:p text:style-name="P33"><text:tab/><text:tab/><text:tab/><text:tab/><text:span text:style-name="T26">possibilite ← 1</text:span></text:p>
      <text:p text:style-name="P33"><text:tab/><text:tab/><text:tab/><text:span text:style-name="T26">FinSi</text:span></text:p>
      <text:p text:style-name="P33"><text:tab/><text:tab/><text:tab/><text:span text:style-name="T26">Sinon</text:span></text:p>
      <text:p text:style-name="P33"><text:tab/><text:tab/><text:tab/><text:tab/><text:span text:style-name="T26">possibilite ← 0</text:span></text:p>
      <text:p text:style-name="P33"><text:tab/><text:tab/><text:tab/><text:span text:style-name="T26">FinSinon</text:span></text:p>
      <text:p text:style-name="P33"><text:tab/><text:tab/><text:span text:style-name="T26">FinPour</text:span></text:p>
      <text:p text:style-name="P33"><text:soft-page-break/><text:tab/><text:tab/><text:span text:style-name="T31">Si possibilte = 1</text:span></text:p>
      <text:p text:style-name="P35"><text:tab/><text:tab/><text:tab/><text:span text:style-name="T30">supprimerBatonnetsPris(tabBatonnets, nbBatonnets, positionBatonnet)</text:span></text:p>
      <text:p text:style-name="P33"><text:tab/><text:tab/><text:span text:style-name="T31">FinSi</text:span></text:p>
      <text:p text:style-name="P33"><text:tab/><text:tab/>retourner possibilite</text:p>
      <text:p text:style-name="P33"><text:tab/>Fin</text:p>
      <text:p text:style-name="P3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5:20:06.972000000</meta:creation-date>
    <dc:date>2021-10-29T19:47:03.509000000</dc:date>
    <meta:editing-duration>PT3H30M1S</meta:editing-duration>
    <meta:editing-cycles>17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193" meta:word-count="735" meta:character-count="4778" meta:non-whitespace-character-count="3657"/>
  </office:meta>
</office:document-meta>
</file>